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" svg:font-family="'ヒラギノ角ゴ Pro W3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0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0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2.5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1cm"/>
    </style:style>
    <style:style style:name="gr1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  <style:text-properties fo:color="#000000" style:font-name="Arial" fo:font-size="18pt" style:letter-kerning="true" style:font-name-asian="ヒラギノ角ゴ Pro W3" style:font-size-asian="18pt" style:font-size-complex="18pt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style:paragraph-properties fo:text-align="start"/>
      <style:text-properties style:text-position="0% 100%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ヒラギノ角ゴ Pro W3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8.26cm" svg:height="10.287cm" svg:x="73.517cm" svg:y="21.32cm">
          <text:p/>
        </draw:rect>
        <draw:rect draw:style-name="gr1" draw:text-style-name="P1" xml:id="id16" draw:id="id16" draw:layer="layout" svg:width="29.083cm" svg:height="11.176cm" svg:x="40.624cm" svg:y="14.843cm">
          <text:p/>
        </draw:rect>
        <draw:rect draw:style-name="gr1" draw:text-style-name="P1" draw:layer="layout" svg:width="25.908cm" svg:height="21.717cm" svg:x="10.144cm" svg:y="7.477cm">
          <text:p/>
        </draw:rect>
        <draw:rect draw:style-name="gr1" draw:text-style-name="P1" draw:layer="layout" svg:width="6.223cm" svg:height="6.731cm" svg:x="1.889cm" svg:y="1.762cm">
          <text:p/>
        </draw:rect>
        <draw:frame draw:style-name="gr2" draw:text-style-name="P2" draw:layer="layout" svg:width="3.114cm" svg:height="0.962cm" svg:x="1.889cm" svg:y="1.889cm">
          <draw:text-box>
            <text:p>Input File</text:p>
          </draw:text-box>
        </draw:frame>
        <draw:frame draw:style-name="gr3" draw:text-style-name="P2" draw:layer="layout" svg:width="2.373cm" svg:height="0.962cm" svg:x="10.779cm" svg:y="8.112cm">
          <draw:text-box>
            <text:p>Parser</text:p>
          </draw:text-box>
        </draw:frame>
        <draw:frame draw:style-name="gr4" draw:text-style-name="P2" xml:id="id15" draw:id="id15" draw:layer="layout" svg:width="5.662cm" svg:height="3.806cm" svg:x="2.069cm" svg:y="3.569cm">
          <draw:text-box>
            <text:p><text:s text:c="2"/>,M1 , M2 , M3</text:p>
            <text:p>T1,10 , 20 , -</text:p>
            <text:p>T2,20 , 10 , 10</text:p>
            <text:p>T3, - , - <text:s/>, 99</text:p>
            <text:p>T4,10 , 20 , 30</text:p>
          </draw:text-box>
        </draw:frame>
        <draw:custom-shape draw:style-name="gr5" draw:text-style-name="P1" xml:id="id10" draw:id="id10" draw:layer="layout" svg:width="3.937cm" svg:height="3.81cm" svg:x="19.161cm" svg:y="14.335cm">
          <text:p text:style-name="P1">Head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6" draw:text-style-name="P1" xml:id="id1" draw:id="id1" draw:layer="layout" svg:width="3.302cm" svg:height="1.27cm" svg:x="50.572cm" svg:y="16.494cm">
          <text:p text:style-name="P1">T2</text:p>
        </draw:rect>
        <draw:rect draw:style-name="gr6" draw:text-style-name="P1" xml:id="id2" draw:id="id2" draw:layer="layout" svg:width="3.175cm" svg:height="1.397cm" svg:x="56.668cm" svg:y="16.472cm">
          <text:p text:style-name="P1">T3</text:p>
        </draw:rect>
        <draw:connector draw:style-name="gr7" draw:text-style-name="P3" draw:layer="layout" svg:x1="53.874cm" svg:y1="17.129cm" svg:x2="56.668cm" svg:y2="17.17cm" draw:start-shape="id1" draw:start-glue-point="1" draw:end-shape="id2" draw:end-glue-point="3" svg:d="M53874 17129h1397v41h1397" svg:viewBox="0 0 2795 42">
          <text:p/>
        </draw:connector>
        <draw:rect draw:style-name="gr6" draw:text-style-name="P1" xml:id="id3" draw:id="id3" draw:layer="layout" svg:width="3.683cm" svg:height="1.397cm" svg:x="41.894cm" svg:y="16.494cm">
          <text:p text:style-name="P1">T1</text:p>
        </draw:rect>
        <draw:connector draw:style-name="gr7" draw:text-style-name="P3" draw:layer="layout" svg:x1="45.577cm" svg:y1="17.192cm" svg:x2="50.572cm" svg:y2="17.129cm" draw:start-shape="id3" draw:start-glue-point="1" draw:end-shape="id1" draw:end-glue-point="3" svg:d="M45577 17192h2498v-63h2497" svg:viewBox="0 0 4996 64">
          <text:p/>
        </draw:connector>
        <draw:frame draw:style-name="gr8" draw:text-style-name="P2" xml:id="id4" draw:id="id4" draw:layer="layout" svg:width="1.984cm" svg:height="1.673cm" svg:x="42.91cm" svg:y="18.961cm">
          <draw:text-box>
            <text:p>K:10</text:p>
            <text:p>V:M1</text:p>
          </draw:text-box>
        </draw:frame>
        <draw:frame draw:style-name="gr9" draw:text-style-name="P2" xml:id="id5" draw:id="id5" draw:layer="layout" svg:width="2.032cm" svg:height="1.978cm" svg:x="45.746cm" svg:y="21.181cm">
          <draw:text-box>
            <text:p>K:20</text:p>
            <text:p>V:M2</text:p>
          </draw:text-box>
        </draw:frame>
        <draw:connector draw:style-name="gr7" draw:text-style-name="P3" draw:layer="layout" svg:x1="43.735cm" svg:y1="17.891cm" svg:x2="43.902cm" svg:y2="18.961cm" draw:start-shape="id3" draw:start-glue-point="2" draw:end-shape="id4" draw:end-glue-point="0" svg:d="M43735 17891v536h167v534" svg:viewBox="0 0 168 1071">
          <text:p/>
        </draw:connector>
        <draw:connector draw:style-name="gr7" draw:text-style-name="P3" draw:layer="layout" draw:type="lines" svg:x1="44.894cm" svg:y1="19.797cm" svg:x2="46.762cm" svg:y2="21.181cm" draw:start-shape="id4" draw:start-glue-point="1" draw:end-shape="id5" draw:end-glue-point="0" svg:d="M44894 19797h500l1368 884v500" svg:viewBox="0 0 1869 1385">
          <text:p/>
        </draw:connector>
        <draw:frame draw:style-name="gr10" draw:text-style-name="P2" xml:id="id6" draw:id="id6" draw:layer="layout" svg:width="2.032cm" svg:height="1.778cm" svg:x="51.207cm" svg:y="18.907cm">
          <draw:text-box>
            <text:p>K:10</text:p>
            <text:p>V:M2</text:p>
          </draw:text-box>
        </draw:frame>
        <draw:frame draw:style-name="gr9" draw:text-style-name="P2" xml:id="id8" draw:id="id8" draw:layer="layout" svg:width="2.032cm" svg:height="1.978cm" svg:x="48.794cm" svg:y="21.32cm">
          <draw:text-box>
            <text:p>K:10</text:p>
            <text:p>V:M3</text:p>
          </draw:text-box>
        </draw:frame>
        <draw:frame draw:style-name="gr8" draw:text-style-name="P2" xml:id="id7" draw:id="id7" draw:layer="layout" svg:width="1.984cm" svg:height="1.673cm" svg:x="53.681cm" svg:y="21.574cm">
          <draw:text-box>
            <text:p>K:20</text:p>
            <text:p>V:M1</text:p>
          </draw:text-box>
        </draw:frame>
        <draw:connector draw:style-name="gr7" draw:text-style-name="P3" draw:layer="layout" draw:type="lines" svg:x1="53.239cm" svg:y1="19.796cm" svg:x2="54.673cm" svg:y2="21.574cm" draw:start-shape="id6" draw:start-glue-point="1" draw:end-shape="id7" draw:end-glue-point="0" svg:d="M53239 19796h500l934 1278v500" svg:viewBox="0 0 1435 1779">
          <text:p/>
        </draw:connector>
        <draw:connector draw:style-name="gr7" draw:text-style-name="P3" draw:layer="layout" draw:type="lines" svg:x1="51.207cm" svg:y1="19.796cm" svg:x2="49.81cm" svg:y2="21.32cm" draw:start-shape="id6" draw:start-glue-point="3" draw:end-shape="id8" draw:end-glue-point="0" svg:d="M51207 19796h-500l-897 1024v500" svg:viewBox="0 0 1398 1525">
          <text:p/>
        </draw:connector>
        <draw:connector draw:style-name="gr7" draw:text-style-name="P3" draw:layer="layout" svg:x1="52.223cm" svg:y1="17.764cm" svg:x2="52.223cm" svg:y2="18.907cm" draw:start-shape="id1" draw:start-glue-point="2" draw:end-shape="id6" draw:end-glue-point="0" svg:d="M52223 17764v1143" svg:viewBox="0 0 1 1144">
          <text:p/>
        </draw:connector>
        <draw:frame draw:style-name="gr8" draw:text-style-name="P2" xml:id="id9" draw:id="id9" draw:layer="layout" svg:width="1.984cm" svg:height="1.673cm" svg:x="57.303cm" svg:y="19.266cm">
          <draw:text-box>
            <text:p>K:99</text:p>
            <text:p>V:M3</text:p>
          </draw:text-box>
        </draw:frame>
        <draw:connector draw:style-name="gr7" draw:text-style-name="P3" draw:layer="layout" svg:x1="58.255cm" svg:y1="17.869cm" svg:x2="58.295cm" svg:y2="19.266cm" draw:start-shape="id2" draw:start-glue-point="2" draw:end-shape="id9" draw:end-glue-point="0" svg:d="M58255 17869v699h40v698" svg:viewBox="0 0 41 1398">
          <text:p/>
        </draw:connector>
        <draw:rect draw:style-name="gr6" draw:text-style-name="P1" xml:id="id11" draw:id="id11" draw:layer="layout" svg:width="9.652cm" svg:height="2.413cm" svg:x="11.16cm" svg:y="18.907cm">
          <text:p text:style-name="P1">Insert Each Element </text:p>
          <text:p text:style-name="P1">into List Of Keys (machines)</text:p>
          <text:p text:style-name="P1"><text:span text:style-name="T1">M</text:span> → list of machines</text:p>
        </draw:rect>
        <draw:connector draw:style-name="gr11" draw:text-style-name="P3" draw:layer="layout" svg:x1="19.161cm" svg:y1="16.24cm" svg:x2="15.986cm" svg:y2="18.907cm" draw:start-shape="id10" draw:start-glue-point="5" draw:end-shape="id11" draw:end-glue-point="0" svg:d="M19161 16240h-3175v2667" svg:viewBox="0 0 3176 2668">
          <text:p text:style-name="P1">Yes</text:p>
        </draw:connector>
        <draw:rect draw:style-name="gr6" draw:text-style-name="P4" xml:id="id12" draw:id="id12" draw:layer="layout" svg:width="7.112cm" svg:height="7.493cm" svg:x="22.463cm" svg:y="19.161cm">
          <text:p text:style-name="P4"><text:span text:style-name="T1">task</text:span> → line[0]</text:p>
          <text:p text:style-name="P4"><text:span text:style-name="T1">m</text:span> → <text:span text:style-name="T1">M</text:span>[0]</text:p>
          <text:p text:style-name="P4"><text:span text:style-name="T1">vals</text:span> → Line[1-N]</text:p>
          <text:p text:style-name="P4"><text:span text:style-name="T2">For</text:span> <text:span text:style-name="T1">v</text:span> in v<text:span text:style-name="T1">als</text:span></text:p>
          <text:p text:style-name="P4"><text:tab/><text:span text:style-name="T2">If</text:span> <text:span text:style-name="T1">v</text:span> is a number</text:p>
          <text:p text:style-name="P4"><text:tab/><text:tab/><text:span text:style-name="T1">p</text:span> → pair(<text:span text:style-name="T1">v</text:span>,<text:span text:style-name="T1">m</text:span>)</text:p>
          <text:p text:style-name="P4"><text:tab/><text:tab/>insert(<text:span text:style-name="T1">p</text:span>,<text:span text:style-name="T1">t</text:span>)</text:p>
          <text:p text:style-name="P4"><text:tab/><text:span text:style-name="T1">m</text:span>++</text:p>
        </draw:rect>
        <draw:connector draw:style-name="gr11" draw:text-style-name="P3" draw:layer="layout" svg:x1="23.098cm" svg:y1="16.24cm" svg:x2="26.019cm" svg:y2="19.161cm" draw:start-shape="id10" draw:start-glue-point="7" draw:end-shape="id12" draw:end-glue-point="0" svg:d="M23098 16240h2921v2921" svg:viewBox="0 0 2922 2922">
          <text:p text:style-name="P1">No</text:p>
        </draw:connector>
        <draw:custom-shape draw:style-name="gr5" draw:text-style-name="P1" xml:id="id13" draw:id="id13" draw:layer="layout" svg:width="3.429cm" svg:height="3.175cm" svg:x="24.622cm" svg:y="9.128cm">
          <text:p text:style-name="P1">EoF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24.622cm" svg:y1="10.716cm" svg:x2="21.13cm" svg:y2="14.335cm" draw:start-shape="id13" draw:start-glue-point="5" draw:end-shape="id10" draw:end-glue-point="4" svg:d="M24622 10716h-3492v3619" svg:viewBox="0 0 3493 3620">
          <text:p text:style-name="P1">No</text:p>
        </draw:connector>
        <draw:rect draw:style-name="gr6" draw:text-style-name="P1" xml:id="id14" draw:id="id14" draw:layer="layout" svg:width="6.35cm" svg:height="2.159cm" svg:x="28.432cm" svg:y="13.065cm">
          <text:p text:style-name="P1">Return Object</text:p>
        </draw:rect>
        <draw:connector draw:style-name="gr7" draw:text-style-name="P3" draw:layer="layout" svg:x1="28.051cm" svg:y1="10.716cm" svg:x2="31.607cm" svg:y2="13.065cm" draw:start-shape="id13" draw:start-glue-point="7" draw:end-shape="id14" svg:d="M28051 10716h3556v2349" svg:viewBox="0 0 3557 2350">
          <text:p/>
        </draw:connector>
        <draw:connector draw:style-name="gr7" draw:text-style-name="P3" draw:layer="layout" svg:x1="7.731cm" svg:y1="5.472cm" svg:x2="26.337cm" svg:y2="9.128cm" draw:start-shape="id15" draw:start-glue-point="1" draw:end-shape="id13" draw:end-glue-point="4" svg:d="M7731 5472h18606v3656" svg:viewBox="0 0 18607 3657">
          <text:p/>
        </draw:connector>
        <draw:connector draw:style-name="gr7" draw:text-style-name="P3" draw:layer="layout" svg:x1="34.782cm" svg:y1="14.144cm" svg:x2="55.165cm" svg:y2="14.843cm" draw:start-shape="id14" draw:start-glue-point="1" draw:end-shape="id16" draw:end-glue-point="0" svg:d="M34782 14144h20383v699" svg:viewBox="0 0 20384 700">
          <text:p/>
        </draw:connector>
        <draw:rect draw:style-name="gr6" draw:text-style-name="P1" xml:id="id17" draw:id="id17" draw:layer="layout" svg:width="3.175cm" svg:height="1.397cm" svg:x="62.637cm" svg:y="16.494cm">
          <text:p text:style-name="P1">T4</text:p>
        </draw:rect>
        <draw:connector draw:style-name="gr7" draw:text-style-name="P3" draw:layer="layout" svg:x1="59.843cm" svg:y1="17.17cm" svg:x2="62.637cm" svg:y2="17.192cm" draw:start-shape="id2" draw:start-glue-point="1" draw:end-shape="id17" svg:d="M59843 17170h1397v22h1397" svg:viewBox="0 0 2795 23">
          <text:p/>
        </draw:connector>
        <draw:frame draw:style-name="gr10" draw:text-style-name="P2" xml:id="id18" draw:id="id18" draw:layer="layout" svg:width="2.032cm" svg:height="1.778cm" svg:x="63.513cm" svg:y="19.342cm">
          <draw:text-box>
            <text:p>K:20</text:p>
            <text:p>V:M1</text:p>
          </draw:text-box>
        </draw:frame>
        <draw:frame draw:style-name="gr9" draw:text-style-name="P2" xml:id="id20" draw:id="id20" draw:layer="layout" svg:width="2.032cm" svg:height="1.978cm" svg:x="61.1cm" svg:y="21.755cm">
          <draw:text-box>
            <text:p>K:10</text:p>
            <text:p>V:M2</text:p>
          </draw:text-box>
        </draw:frame>
        <draw:frame draw:style-name="gr8" draw:text-style-name="P2" xml:id="id19" draw:id="id19" draw:layer="layout" svg:width="1.984cm" svg:height="1.673cm" svg:x="65.939cm" svg:y="21.574cm">
          <draw:text-box>
            <text:p>K:30</text:p>
            <text:p>V:M3</text:p>
          </draw:text-box>
        </draw:frame>
        <draw:connector draw:style-name="gr7" draw:text-style-name="P3" draw:layer="layout" draw:type="lines" svg:x1="65.545cm" svg:y1="20.231cm" svg:x2="66.931cm" svg:y2="21.574cm" draw:start-shape="id18" draw:start-glue-point="1" draw:end-shape="id19" draw:end-glue-point="0" svg:d="M65545 20231h500l886 843v500" svg:viewBox="0 0 1387 1344">
          <text:p/>
        </draw:connector>
        <draw:connector draw:style-name="gr7" draw:text-style-name="P3" draw:layer="layout" draw:type="lines" svg:x1="63.513cm" svg:y1="20.231cm" svg:x2="62.116cm" svg:y2="21.755cm" draw:start-shape="id18" draw:start-glue-point="3" draw:end-shape="id20" draw:end-glue-point="0" svg:d="M63513 20231h-500l-897 1024v500" svg:viewBox="0 0 1398 1525">
          <text:p/>
        </draw:connector>
        <draw:connector draw:style-name="gr7" draw:text-style-name="P3" draw:layer="layout" svg:x1="64.224cm" svg:y1="17.891cm" svg:x2="64.529cm" svg:y2="19.342cm" draw:start-shape="id17" draw:start-glue-point="2" draw:end-shape="id18" draw:end-glue-point="0" svg:d="M64224 17891v726h305v725" svg:viewBox="0 0 306 1452">
          <text:p/>
        </draw:connector>
        <draw:rect draw:style-name="gr6" draw:text-style-name="P4" xml:id="id22" draw:id="id22" draw:layer="layout" svg:width="21.181cm" svg:height="4.191cm" svg:x="74.561cm" svg:y="25.384cm">
          <text:p text:style-name="P4"><text:span text:style-name="T1">output</text:span> → FileStream</text:p>
          <text:p text:style-name="P4"><text:span text:style-name="T2">For</text:span> <text:span text:style-name="T1">t</text:span> in <text:span text:style-name="T1">bag</text:span></text:p>
          <text:p text:style-name="P4"><text:tab/>min → min(<text:span text:style-name="T1">t</text:span>) // returns machine with min cost for task</text:p>
          <text:p text:style-name="P4"><text:tab/>WriteToFile(<text:span text:style-name="T1">min,O</text:span><text:span text:style-name="T1">utputFile</text:span>)</text:p>
          <text:p text:style-name="P4"><text:tab/>Update(<text:span text:style-name="T1">b</text:span><text:span text:style-name="T1">ag,t,m</text:span>) // removes task and updates cost on all other tasks <text:s/></text:p>
        </draw:rect>
        <draw:rect draw:style-name="gr1" draw:text-style-name="P1" draw:layer="layout" svg:width="9.398cm" svg:height="10.414cm" svg:x="91.424cm" svg:y="34.782cm">
          <text:p/>
        </draw:rect>
        <draw:frame draw:style-name="gr12" draw:text-style-name="P2" draw:layer="layout" svg:width="3.927cm" svg:height="0.962cm" svg:x="91.678cm" svg:y="35.163cm">
          <draw:text-box>
            <text:p>Output Files</text:p>
          </draw:text-box>
        </draw:frame>
        <draw:frame draw:style-name="gr13" draw:text-style-name="P2" draw:layer="layout" svg:width="4.533cm" svg:height="0.962cm" svg:x="74.561cm" svg:y="24.168cm">
          <draw:text-box>
            <text:p>Min-Min</text:p>
          </draw:text-box>
        </draw:frame>
        <draw:rect draw:style-name="gr6" draw:text-style-name="P1" xml:id="id24" draw:id="id24" draw:layer="layout" svg:width="5.969cm" svg:height="2.413cm" svg:x="92.821cm" svg:y="37.322cm">
          <text:p text:style-name="P4">T1, T2, T3, T4</text:p>
          <text:p text:style-name="P4">M1, M2, M3, M1</text:p>
        </draw:rect>
        <draw:frame draw:style-name="gr14" draw:text-style-name="P2" draw:layer="layout" svg:width="2.758cm" svg:height="0.962cm" svg:x="92.948cm" svg:y="36.306cm">
          <draw:text-box>
            <text:p>Min-Min</text:p>
          </draw:text-box>
        </draw:frame>
        <draw:frame draw:style-name="gr15" draw:text-style-name="P2" draw:layer="layout" svg:width="2.936cm" svg:height="0.962cm" svg:x="92.806cm" svg:y="40.497cm">
          <draw:text-box>
            <text:p>Max-Min</text:p>
          </draw:text-box>
        </draw:frame>
        <draw:rect draw:style-name="gr6" draw:text-style-name="P1" xml:id="id25" draw:id="id25" draw:layer="layout" svg:width="5.969cm" svg:height="2.413cm" svg:x="92.821cm" svg:y="41.64cm">
          <text:p text:style-name="P4">T1, T2, T3, T4</text:p>
          <text:p text:style-name="P4">M1, M2, M3, M1</text:p>
        </draw:rect>
        <draw:rect draw:style-name="gr6" draw:text-style-name="P4" xml:id="id23" draw:id="id23" draw:layer="layout" svg:width="21.308cm" svg:height="4.191cm" svg:x="96.913cm" svg:y="25.384cm">
          <text:p text:style-name="P4"><text:span text:style-name="T1">output </text:span><text:span text:style-name="T1">→ </text:span><text:span text:style-name="T3">FileStre</text:span><text:span text:style-name="T3">am </text:span></text:p>
          <text:p text:style-name="P4"><text:span text:style-name="T4">For</text:span><text:span text:style-name="T5"> </text:span><text:span text:style-name="T6">t</text:span><text:span text:style-name="T5"> in </text:span><text:span text:style-name="T6">bag</text:span></text:p>
          <text:p text:style-name="P4"><text:span text:style-name="T1"><text:tab/></text:span><text:span text:style-name="T1">max →</text:span><text:span text:style-name="T3"> </text:span><text:span text:style-name="T3">Max(</text:span><text:span text:style-name="T1">t</text:span><text:span text:style-name="T3">) // </text:span><text:span text:style-name="T3">returns </text:span><text:span text:style-name="T3">machine </text:span><text:span text:style-name="T3">with min </text:span><text:span text:style-name="T3">cost for </text:span><text:span text:style-name="T3">task</text:span></text:p>
          <text:p text:style-name="P4"><text:span text:style-name="T3"><text:tab/></text:span><text:span text:style-name="T3">WriteTo</text:span><text:span text:style-name="T3">File(ma</text:span><text:span text:style-name="T3">x</text:span><text:span text:style-name="T1">,output</text:span><text:span text:style-name="T3">)</text:span></text:p>
          <text:p text:style-name="P4"><text:span text:style-name="T3"><text:tab/></text:span><text:span text:style-name="T3">Update(</text:span><text:span text:style-name="T1">bag</text:span><text:span text:style-name="T3">,</text:span><text:span text:style-name="T1">t,m</text:span><text:span text:style-name="T3">) </text:span><text:span text:style-name="T3">// </text:span><text:span text:style-name="T3">remove</text:span><text:span text:style-name="T3">s task </text:span><text:span text:style-name="T3">and </text:span><text:span text:style-name="T3">updates </text:span><text:span text:style-name="T3">cost on </text:span><text:span text:style-name="T3">all other </text:span><text:span text:style-name="T3">tasks <text:s/></text:span></text:p>
        </draw:rect>
        <draw:frame draw:style-name="gr13" draw:text-style-name="P2" draw:layer="layout" svg:width="4.533cm" svg:height="0.962cm" svg:x="97.012cm" svg:y="24.114cm">
          <draw:text-box>
            <text:p>Min-Max</text:p>
          </draw:text-box>
        </draw:frame>
        <draw:frame draw:style-name="gr16" draw:text-style-name="P6" draw:layer="layout" svg:width="5.522cm" svg:height="0.962cm" svg:x="74.048cm" svg:y="21.574cm">
          <draw:text-box>
            <text:p text:style-name="P5"><text:span text:style-name="T7">Scheduler</text:span></text:p>
          </draw:text-box>
        </draw:frame>
        <draw:frame draw:style-name="gr17" draw:text-style-name="P7" xml:id="id21" draw:id="id21" draw:layer="layout" svg:width="8.873cm" svg:height="0.962cm" svg:x="93.219cm" svg:y="22.082cm">
          <draw:text-box>
            <text:p text:style-name="P4"><text:span text:style-name="T1">bag</text:span> → output From parser</text:p>
          </draw:text-box>
        </draw:frame>
        <draw:connector draw:style-name="gr7" draw:text-style-name="P3" draw:layer="layout" svg:x1="69.707cm" svg:y1="20.431cm" svg:x2="97.655cm" svg:y2="22.082cm" draw:start-shape="id16" draw:start-glue-point="1" draw:end-shape="id21" draw:end-glue-point="0" svg:d="M69707 20431h27948v1651" svg:viewBox="0 0 27949 1652">
          <text:p/>
        </draw:connector>
        <draw:connector draw:style-name="gr7" draw:text-style-name="P3" draw:layer="layout" draw:type="curve" svg:x1="93.219cm" svg:y1="22.563cm" svg:x2="85.151cm" svg:y2="25.384cm" draw:start-shape="id21" draw:start-glue-point="3" draw:end-shape="id22" svg:d="M93219 22563c-5379 0-8068 940-8068 2821" svg:viewBox="0 0 8069 2822">
          <text:p/>
        </draw:connector>
        <draw:connector draw:style-name="gr7" draw:text-style-name="P3" draw:layer="layout" draw:type="curve" svg:x1="102.092cm" svg:y1="22.563cm" svg:x2="107.567cm" svg:y2="25.384cm" draw:start-shape="id21" draw:start-glue-point="1" draw:end-shape="id23" draw:end-glue-point="0" svg:d="M102092 22563c3650 0 5475 940 5475 2821" svg:viewBox="0 0 5476 2822">
          <text:p/>
        </draw:connector>
        <draw:connector draw:style-name="gr7" draw:text-style-name="P3" draw:layer="layout" svg:x1="85.151cm" svg:y1="29.575cm" svg:x2="92.821cm" svg:y2="38.528cm" draw:start-shape="id22" draw:start-glue-point="2" draw:end-shape="id24" draw:end-glue-point="3" svg:d="M85151 29575v8953h7670" svg:viewBox="0 0 7671 8954">
          <text:p/>
        </draw:connector>
        <draw:connector draw:style-name="gr7" draw:text-style-name="P3" draw:layer="layout" svg:x1="107.567cm" svg:y1="29.575cm" svg:x2="98.79cm" svg:y2="42.846cm" draw:start-shape="id23" draw:start-glue-point="2" draw:end-shape="id25" draw:end-glue-point="1" svg:d="M107567 29575v13271h-8777" svg:viewBox="0 0 8778 13272">
          <text:p/>
        </draw:connector>
        <draw:frame draw:style-name="gr18" draw:text-style-name="P2" draw:layer="layout" svg:width="6.361cm" svg:height="0.962cm" svg:x="40.994cm" svg:y="15.151cm">
          <draw:text-box>
            <text:p>Bag Of Tasks Object</text:p>
          </draw:text-box>
        </draw:frame>
        <draw:rect draw:style-name="gr6" draw:text-style-name="P8" draw:layer="layout" svg:width="19.05cm" svg:height="5.969cm" svg:x="44.561cm" svg:y="27.035cm">
          <text:p text:style-name="P4"><text:span text:style-name="T8">Bag</text:span></text:p>
          <text:p text:style-name="P4"><text:span text:style-name="T9"/></text:p>
          <text:p text:style-name="P4"><text:span text:style-name="T9">- Task : map tasks to map Key: Time on machine Value: Machine</text:span></text:p>
          <text:p text:style-name="P4"><text:span text:style-name="T9"/></text:p>
          <text:p text:style-name="P4"><text:span text:style-name="T9">+ min(task) : Machine</text:span></text:p>
          <text:p text:style-name="P4"><text:span text:style-name="T9">+ update(task, machine) : void</text:span></text:p>
          <text:p text:style-name="P4"><text:span text:style-name="T9">+ insert(pair&lt;key,value&gt;) : void</text:span></text:p>
        </draw:rect>
        <draw:line draw:style-name="gr19" draw:text-style-name="P3" draw:layer="layout" svg:x1="44.561cm" svg:y1="28.686cm" svg:x2="63.611cm" svg:y2="28.686cm">
          <text:p/>
        </draw:line>
        <draw:line draw:style-name="gr19" draw:text-style-name="P3" draw:layer="layout" svg:x1="44.561cm" svg:y1="30.083cm" svg:x2="63.611cm" svg:y2="30.0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ヒラギノ角ゴ Pro W3" svg:font-family="'ヒラギノ角ゴ Pro W3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dric  Hood</meta:initial-creator>
    <meta:creation-date>2019-09-14T13:54:46</meta:creation-date>
    <dc:date>2019-09-17T13:12:41.239580935</dc:date>
    <meta:editing-duration>PT16H59M58S</meta:editing-duration>
    <meta:editing-cycles>21</meta:editing-cycles>
    <meta:generator>LibreOffice/6.0.7.3$Linux_X86_64 LibreOffice_project/00m0$Build-3</meta:generator>
    <meta:document-statistic meta:object-count="64"/>
  </office:meta>
</office:document-meta>
</file>